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color="#3c3c3c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GAUSSIAN NAIVE BAYE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his algorithm is specific for the case of dataset with real numeric val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.393533211" calcext:value-type="float">
            <text:p>3.393533211</text:p>
          </table:table-cell>
          <table:table-cell office:value-type="float" office:value="2.331273381" calcext:value-type="float">
            <text:p>2.331273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.110073483" calcext:value-type="float">
            <text:p>3.110073483</text:p>
          </table:table-cell>
          <table:table-cell office:value-type="float" office:value="1.781539638" calcext:value-type="float">
            <text:p>1.781539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.343808831" calcext:value-type="float">
            <text:p>1.343808831</text:p>
          </table:table-cell>
          <table:table-cell office:value-type="float" office:value="3.368360954" calcext:value-type="float">
            <text:p>3.368360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.582294042" calcext:value-type="float">
            <text:p>3.582294042</text:p>
          </table:table-cell>
          <table:table-cell office:value-type="float" office:value="4.67917911" calcext:value-type="float">
            <text:p>4.679179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.280362439" calcext:value-type="float">
            <text:p>2.280362439</text:p>
          </table:table-cell>
          <table:table-cell office:value-type="float" office:value="2.866990263" calcext:value-type="float">
            <text:p>2.866990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.423436942" calcext:value-type="float">
            <text:p>7.423436942</text:p>
          </table:table-cell>
          <table:table-cell office:value-type="float" office:value="4.696522875" calcext:value-type="float">
            <text:p>4.696522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.745051997" calcext:value-type="float">
            <text:p>5.745051997</text:p>
          </table:table-cell>
          <table:table-cell office:value-type="float" office:value="3.533989803" calcext:value-type="float">
            <text:p>3.5339898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.172168622" calcext:value-type="float">
            <text:p>9.172168622</text:p>
          </table:table-cell>
          <table:table-cell office:value-type="float" office:value="2.511101045" calcext:value-type="float">
            <text:p>2.511101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.792783481" calcext:value-type="float">
            <text:p>7.792783481</text:p>
          </table:table-cell>
          <table:table-cell office:value-type="float" office:value="3.424088941" calcext:value-type="float">
            <text:p>3.4240889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.939820817" calcext:value-type="float">
            <text:p>7.939820817</text:p>
          </table:table-cell>
          <table:table-cell office:value-type="float" office:value="0.791637231" calcext:value-type="float">
            <text:p>0.791637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EARNING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. Class probabili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Y=0)</text:p>
          </table:table-cell>
          <table:table-cell table:number-columns-repeated="4"/>
        </table:table-row>
        <table:table-row table:style-name="ro2">
          <table:table-cell table:formula="of:=COUNT([.C5:.C9])/(COUNT([.C5:.C9])+COUNT([.C10:.C14]))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(Y=1)</text:p>
          </table:table-cell>
          <table:table-cell table:number-columns-repeated="4"/>
        </table:table-row>
        <table:table-row table:style-name="ro2">
          <table:table-cell table:formula="of:=COUNT([.C10:.C14])/(COUNT([.C5:.C9])+COUNT([.C10:.C14]))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2.Conditional probabilitie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.1 For the Gaussian Naive Bayes we have to calculate the mean and the stdev for values corresponding to a clas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 P(X1|Y=0) we have to calculate the mean of all the X1 that belongs to Y=0, same for the stdev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(X1|Y=0)</text:p>
          </table:table-cell>
          <table:table-cell office:value-type="string" calcext:value-type="string">
            <text:p>P(X1|Y=1)</text:p>
          </table:table-cell>
          <table:table-cell office:value-type="string" calcext:value-type="string">
            <text:p>P(X2|Y=0)</text:p>
          </table:table-cell>
          <table:table-cell office:value-type="string" calcext:value-type="string">
            <text:p>P(X2|Y=1)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formula="of:=SUM([.A5:.A9])/COUNT([.A5:.A9])" office:value-type="float" office:value="2.7420144012" calcext:value-type="float">
            <text:p>2.7420144012</text:p>
          </table:table-cell>
          <table:table-cell table:formula="of:=SUM([.A10:.A14])/COUNT([.A10:.A14])" office:value-type="float" office:value="7.6146523718" calcext:value-type="float">
            <text:p>7.6146523718</text:p>
          </table:table-cell>
          <table:table-cell table:formula="of:=SUM([.B5:.B9])/COUNT([.B5:.B9])" office:value-type="float" office:value="3.0054686692" calcext:value-type="float">
            <text:p>3.0054686692</text:p>
          </table:table-cell>
          <table:table-cell table:formula="of:=SUM([.B10:.B14])/COUNT([.B10:.B14])" office:value-type="float" office:value="2.991467979" calcext:value-type="float">
            <text:p>2.991467979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STDEV([.A5:.A9])" office:value-type="float" office:value="0.926568328929802" calcext:value-type="float">
            <text:p>0.9265683289</text:p>
          </table:table-cell>
          <table:table-cell table:formula="of:=STDEV([.A10:.A14])" office:value-type="float" office:value="1.23443215503137" calcext:value-type="float">
            <text:p>1.234432155</text:p>
          </table:table-cell>
          <table:table-cell table:formula="of:=STDEV([.B5:.B9])" office:value-type="float" office:value="1.10732958948987" calcext:value-type="float">
            <text:p>1.1073295895</text:p>
          </table:table-cell>
          <table:table-cell table:formula="of:=STDEV([.B10:.B14])" office:value-type="float" office:value="1.45419313846016" calcext:value-type="float">
            <text:p>1.454193138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PREDIC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2.2.Gaussian Probability Density Function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fter getting the mean and stdev, we can now calculate the PDF for each row and for each class, example for X1 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DF(x,mean,stdev) = (1/sqrt{2*pi} * stdev) * e^-((x-mean)^2)/ 2x stdev^2)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PDF(X1|class=1)</text:p>
          </table:table-cell>
          <table:table-cell/>
          <table:table-cell office:value-type="string" calcext:value-type="string">
            <text:p>1/SQRT(2*PI) * stdev</text:p>
          </table:table-cell>
          <table:table-cell/>
          <table:table-cell office:value-type="string" calcext:value-type="string">
            <text:p>e^-((x-mean)^2)/ 2x stdev^2) <text:s/></text:p>
          </table:table-cell>
        </table:table-row>
        <table:table-row table:style-name="ro2">
          <table:table-cell table:formula="of:=[.C35]*[.E35]" office:value-type="float" office:value="0.000000410795691486018" calcext:value-type="float">
            <text:p>4.10795691486018E-07</text:p>
          </table:table-cell>
          <table:table-cell/>
          <table:table-cell table:formula="of:=1/(SQRT(2*PI()) * [.C28])" office:value-type="float" office:value="0.323178782062182" calcext:value-type="float">
            <text:p>0.3231787821</text:p>
          </table:table-cell>
          <table:table-cell/>
          <table:table-cell table:style-name="ce6" table:formula="of:=EXP(- ( (([.A5]-[.C27])^2) /2 * [.C28]^2) )" office:value-type="float" office:value="0.00000127110972095618" calcext:value-type="float">
            <text:p>1.27110972095618E-06</text:p>
          </table:table-cell>
        </table:table-row>
        <table:table-row table:style-name="ro2">
          <table:table-cell table:style-name="ce5" office:value-type="string" calcext:value-type="string">
            <text:p> PDF<text:span text:style-name="T1">(X1|class=0)</text:span></text:p>
          </table:table-cell>
          <table:table-cell/>
          <table:table-cell office:value-type="string" calcext:value-type="string">
            <text:p>1/SQRT(2*PI) * stdev</text:p>
          </table:table-cell>
          <table:table-cell/>
          <table:table-cell office:value-type="string" calcext:value-type="string">
            <text:p>e^-((x-mean)^2)/ 2x stdev^2) <text:s/></text:p>
          </table:table-cell>
        </table:table-row>
        <table:table-row table:style-name="ro2">
          <table:table-cell table:formula="of:=[.C37]*[.E37]" office:value-type="float" office:value="0.358838151829049" calcext:value-type="float">
            <text:p>0.3588381518</text:p>
          </table:table-cell>
          <table:table-cell/>
          <table:table-cell table:formula="of:=1/(SQRT(2*PI()) * [.B28])" office:value-type="float" office:value="0.430558943086492" calcext:value-type="float">
            <text:p>0.4305589431</text:p>
          </table:table-cell>
          <table:table-cell/>
          <table:table-cell table:formula="of:=EXP(- ( (([.A5]-[.B27])^2) /2 * [.B28]^2) )" office:value-type="float" office:value="0.833423988958846" calcext:value-type="float">
            <text:p>0.83342398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3. We use the Naive Bayes Theor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so written as MAP(h) = max(P(d|h) * P(h)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 = 0 = P(PDF(X1|class=0)) * P(PDF(X2|class=0)) * P(class = 0)</text:p>
          </table:table-cell>
          <table:table-cell table:number-columns-repeated="4"/>
        </table:table-row>
        <table:table-row table:style-name="ro2">
          <table:table-cell table:formula="of:=[.A37]*0.272650889*[.A19]" office:value-type="float" office:value="0.0489187705516536" calcext:value-type="float">
            <text:p>0.04891877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 = 1 = P(PDF(X1|class=1)) * P(PDF(X2|class=1)) * P(class = 1)</text:p>
          </table:table-cell>
          <table:table-cell table:number-columns-repeated="4"/>
        </table:table-row>
        <table:table-row table:style-name="ro2">
          <table:table-cell table:formula="of:=[.A35]*0.17303901*[.A21]" office:value-type="float" office:value="0.000000035541839883503" calcext:value-type="float">
            <text:p>3.5541839883503E-08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3.1 Then we predict the X to belong to highest value associated with the cl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 = 0 &gt; Class 1 → Prediction = 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6:47:49.58724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33:44.172412331</meta:creation-date>
    <dc:date>2018-01-24T16:45:15.835089624</dc:date>
    <meta:editing-duration>PT23H16M3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